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C2A683CE23DF696652.jpg" manifest:media-type="image/jpeg"/>
  <manifest:file-entry manifest:full-path="Pictures/10000000000003C00000050016FF0B64F54D80FA.jpg" manifest:media-type="image/jpeg"/>
  <manifest:file-entry manifest:full-path="Pictures/100000000000005E0000005EAECAC0652410F5E9.png" manifest:media-type="image/png"/>
  <manifest:file-entry manifest:full-path="Pictures/100000000000050000000355B4B3F6B6A1ECBEB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cccc" draw:fill-color="#eeeeee" draw:textarea-horizontal-align="justify" draw:textarea-vertical-align="middle" draw:auto-grow-height="false" fo:min-height="11.55cm" fo:min-width="7.1cm"/>
    </style:style>
    <style:style style:name="gr2" style:family="graphic" style:parent-style-name="standard">
      <style:graphic-properties svg:stroke-color="#cccccc" draw:fill-color="#eeeeee" draw:textarea-horizontal-align="justify" draw:textarea-vertical-align="middle" draw:auto-grow-height="false" fo:min-height="11.55cm" fo:min-width="7.3cm"/>
    </style:style>
    <style:style style:name="gr3" style:family="graphic" style:parent-style-name="standard">
      <style:graphic-properties svg:stroke-color="#cccccc" draw:fill="none" draw:fill-color="#eeeeee" draw:textarea-horizontal-align="justify" draw:textarea-vertical-align="middle" draw:auto-grow-height="false" fo:min-height="0.75cm" fo:min-width="25.3cm"/>
    </style:style>
    <style:style style:name="gr4" style:family="graphic" style:parent-style-name="Объект_20_без_20_заливки_20_и_20_линий">
      <style:graphic-properties draw:fill="bitmap" draw:fill-image-name="Sky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cccccc" draw:fill-color="#ffffff" draw:opacity="50%" draw:opacity-name="" draw:textarea-horizontal-align="justify" draw:textarea-vertical-align="middle" draw:auto-grow-height="false" fo:min-height="0.65cm" fo:min-width="7.09cm"/>
    </style:style>
    <style:style style:name="gr7" style:family="graphic" style:parent-style-name="standard">
      <style:graphic-properties svg:stroke-color="#cccccc" draw:fill-color="#ffffff" draw:opacity="49%" draw:textarea-horizontal-align="justify" draw:textarea-vertical-align="middle" draw:auto-grow-height="false" fo:min-height="0.75cm" fo:min-width="7.3cm"/>
    </style:style>
    <style:style style:name="gr8" style:family="graphic" style:parent-style-name="standard">
      <style:graphic-properties svg:stroke-color="#cccccc" draw:fill-color="#eeeeee" draw:opacity="50%" draw:textarea-horizontal-align="justify" draw:textarea-vertical-align="middle" draw:auto-grow-height="false" fo:min-height="0.75cm" fo:min-width="7.3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0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eeeeee"/>
      <style:paragraph-properties fo:text-align="center"/>
    </style:style>
    <style:style style:name="P4" style:family="paragraph">
      <loext:graphic-properties draw:fill="bitmap" draw:fill-image-name="Sky"/>
      <style:paragraph-properties fo:text-align="center"/>
    </style:style>
    <style:style style:name="P5" style:family="paragraph">
      <loext:graphic-properties draw:fill-color="#ffffff" draw:opacity="50%"/>
      <style:paragraph-properties fo:text-align="center"/>
    </style:style>
    <style:style style:name="P6" style:family="paragraph">
      <loext:graphic-properties draw:fill-color="#ffffff" draw:opacity="49%"/>
      <style:paragraph-properties fo:text-align="center"/>
    </style:style>
    <style:style style:name="P7" style:family="paragraph">
      <loext:graphic-properties draw:fill-color="#eeeeee" draw:opacity="50%"/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style-name="gr1" draw:text-style-name="P1" draw:layer="layout" svg:width="7.6cm" svg:height="11.8cm" svg:x="1.2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11.8cm" svg:x="10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11.8cm" svg:x="19.2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5.8cm" svg:height="1cm" svg:x="1.2cm" svg:y="0.4cm">
          <text:p text:style-name="P2">Виды мокрых фасадов: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7.6cm" svg:height="13.2cm" svg:x="1.19cm" svg:y="1.8cm">
          <draw:image xlink:href="Pictures/100000000000050000000355B4B3F6B6A1ECBEB5.jpg" xlink:type="simple" xlink:show="embed" xlink:actuate="onLoad">
            <text:p/>
          </draw:image>
        </draw:frame>
        <draw:frame draw:style-name="gr5" draw:text-style-name="P2" draw:layer="layout" svg:width="7.755cm" svg:height="13.2cm" svg:x="10cm" svg:y="1.8cm">
          <draw:image xlink:href="Pictures/1000000000000258000001C2A683CE23DF696652.jpg" xlink:type="simple" xlink:show="embed" xlink:actuate="onLoad">
            <text:p/>
          </draw:image>
        </draw:frame>
        <draw:frame draw:style-name="gr5" draw:text-style-name="P2" draw:layer="layout" svg:width="7.781cm" svg:height="13.2cm" svg:x="19.219cm" svg:y="1.8cm">
          <draw:image xlink:href="Pictures/10000000000003C00000050016FF0B64F54D80FA.jpg" xlink:type="simple" xlink:show="embed" xlink:actuate="onLoad">
            <text:p/>
          </draw:image>
        </draw:frame>
        <draw:custom-shape draw:style-name="gr6" draw:text-style-name="P5" draw:layer="layout" svg:width="7.59cm" svg:height="0.9cm" svg:x="1.19cm" svg:y="2.2cm">
          <text:p text:style-name="P2">«Шуба»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7.8cm" svg:height="1cm" svg:x="9.955cm" svg:y="2.2cm">
          <text:p text:style-name="P2">«Короед»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7.8cm" svg:height="1cm" svg:x="19.2cm" svg:y="2.2cm">
          <text:p text:style-name="P2">«Мозайка»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cm" svg:height="1cm" svg:x="1.2cm" svg:y="0.4cm">
          <text:p text:style-name="P2">назад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cm" svg:height="1cm" svg:x="24cm" svg:y="0.4cm">
          <text:p text:style-name="P2">вперед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fill-image draw:name="Sky" xlink:href="Pictures/100000000000005E0000005EAECAC0652410F5E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4T16:21:38.681695242</meta:creation-date>
    <dc:date>2018-12-24T16:45:42.395515203</dc:date>
    <meta:editing-duration>PT13M52S</meta:editing-duration>
    <meta:editing-cycles>3</meta:editing-cycles>
    <meta:generator>LibreOffice/6.0.7.3$Linux_X86_64 LibreOffice_project/00m0$Build-3</meta:generator>
    <meta:document-statistic meta:object-count="35"/>
  </office:meta>
</office:document-meta>
</file>